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Обычный_20_текст" style:list-style-name="WW8Num24"/>
    <style:style style:name="P2" style:family="paragraph" style:parent-style-name="Обычный_20_текст" style:list-style-name="WW8Num24">
      <style:text-properties fo:font-size="14pt" style:font-size-asian="14pt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language="en" fo:country="US"/>
    </style:style>
    <style:style style:name="T5" style:family="text">
      <style:text-properties style:font-weight-complex="bold"/>
    </style:style>
    <style:style style:name="T6" style:family="text">
      <style:text-properties fo:color="#000000" fo:font-size="14pt" style:text-underline-style="none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Заключение</text:h>
      <text:p text:style-name="Text_20_body"/>
      <text:h text:style-name="Heading_20_1" text:outline-level="1">Литература</text:h>
      <text:list xml:id="list893245357" text:style-name="WW8Num24">
        <text:list-item>
          <text:p text:style-name="P1">Брюс Эккель. Философия <text:span text:style-name="T4">Java</text:span>. СПб.: «Питер», 2001.</text:p>
        </text:list-item>
        <text:list-item>
          <text:p text:style-name="P1">С. Дунаев. Технологии Интернет программирования. СПб.:«<text:span text:style-name="T4">bhv</text:span>», 2001.</text:p>
        </text:list-item>
        <text:list-item>
          <text:p text:style-name="P1">Ю.И. Буч, И.С. Терентьева<text:span text:style-name="T5">. Правовая охрана и коммерческая реалзация программ для ЭВМ и баз данных: Методические указания по дисциплине "Интеллектуальная собственность".</text:span> СПб.: СПбГЭТУ «ЛЭТИ», 1998 (Переработано в 2008 г.).</text:p>
        </text:list-item>
        <text:list-item>
          <text:p text:style-name="P1"><text:bookmark-start text:name="_Ref63584075"/>Васильев А.В. Технико-экономическое обоснование дипломных проектов (работ): Методические указания. СПб.: СПбГЭТУ «ЛЭТИ», 2002<text:bookmark-end text:name="_Ref63584075"/>.</text:p>
        </text:list-item>
        <text:list-item>
          <text:p text:style-name="P1">В.В. Дригалкин. HTML в примерах. Как создать свой Web-сайт: Самоучитель. М.: "Диалектика", 2004.</text:p>
        </text:list-item>
        <text:list-item>
          <text:p text:style-name="P1"><text:a xlink:type="simple" xlink:href="http://www.ozon.ru/context/detail/id/2760949/#persons"><text:span text:style-name="Internet_20_link"><text:span text:style-name="T6">Дейв Крейн, Эрик Паскарелло, Даррен Джеймс</text:span></text:span></text:a><text:span text:style-name="T1">. </text:span><text:span text:style-name="T3">Ajax</text:span><text:span text:style-name="T1"> в действии. </text:span><text:span text:style-name="T2">М.: Вильямс, 2006.</text:span></text:p>
        </text:list-item>
        <text:list-item>
          <text:p text:style-name="P2">Марк Гранд. Шаблоны проектирования в Java. М.: «Новое знание», 2004.</text:p>
        </text:list-item>
        <text:list-item>
          <text:p text:style-name="P2">Frank Budinsky, David Steinberg, Ed Merks, Raymond Ellersick et al. Eclipse Modeling Framework: A Developer's Guide. Addison Wesley, 2003.</text:p>
        </text:list-item>
        <text:list-item>
          <text:p text:style-name="P1"><text:a xlink:type="simple" xlink:href="http://ru.wikipedia.org/"><text:span text:style-name="Internet_20_link"><text:span text:style-name="T2">http://ru.wikipedia.org</text:span></text:span></text:a><text:span text:style-name="T2"> – свободная Интернет-энциклопедия.</text:span></text:p>
        </text:list-item>
        <text:list-item>
          <text:p text:style-name="P1"><text:a xlink:type="simple" xlink:href="http://code.google.com/webtoolkit/"><text:span text:style-name="Internet_20_link"><text:span text:style-name="T1">http://code.google.com/webtoolkit/</text:span></text:span></text:a><text:span text:style-name="T1"> - страница проекта </text:span><text:span text:style-name="T3">GWT</text:span><text:span text:style-name="T1">.</text:span></text:p>
        </text:list-item>
        <text:list-item>
          <text:p text:style-name="P1"><text:a xlink:type="simple" xlink:href="http://www.eclipse.org/modeling/emf/"><text:span text:style-name="T1">http://www.eclipse.org/modeling/emf/</text:span></text:a><text:span text:style-name="T1"> - страница проекта EMF.</text:span></text:p>
        </text:list-item>
        <text:list-item>
          <text:p text:style-name="P1"><text:a xlink:type="simple" xlink:href="http://www.castor.org/"><text:span text:style-name="T1">http://www.castor.org/</text:span></text:a><text:span text:style-name="T1"> - страница проекта Castor.</text:span></text:p>
        </text:list-item>
        <text:list-item>
          <text:p text:style-name="P1"><text:a xlink:type="simple" xlink:href="http://xmlbeans.apache.org/"><text:span text:style-name="T1">http://xmlbeans.apache.org/</text:span></text:a><text:span text:style-name="T1"> - страница проекта XMLBeans.</text:span></text:p>
        </text:list-item>
        <text:list-item>
          <text:p text:style-name="P1"><text:a xlink:type="simple" xlink:href="https://jaxb.dev.java.net/"><text:span text:style-name="T1">https://jaxb.dev.java.net/</text:span></text:a><text:span text:style-name="T1"> - страница проекта JAXB.</text:span></text:p>
        </text:list-item>
        <text:list-item>
          <text:p text:style-name="P1"><text:a xlink:type="simple" xlink:href="http://www.w3.org/DOM/"><text:span text:style-name="T1">http://www.w3.org/DOM/</text:span></text:a><text:span text:style-name="T1"> - страница спецификации объектной модели документа.</text:span></text:p>
        </text:list-item>
        <text:list-item>
          <text:p text:style-name="P1"><text:a xlink:type="simple" xlink:href="http://www.hibernate.org/"><text:span text:style-name="T1">http://www.hibernate.org/</text:span></text:a><text:span text:style-name="T1"> - страница проекта Hibernat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fo:font-size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33z0" style:family="text">
      <style:text-properties style:font-name="Symbol"/>
    </style:style>
    <text:outline-style style:name="Outline">
      <text:outline-level-style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33z0" style:num-suffix="." text:bullet-char="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av eav</meta:initial-creator>
    <meta:creation-date>2009-01-20T11:03:52.41</meta:creation-date>
    <meta:generator>OpenOffice.org/3.0$Linux OpenOffice.org_project/300m9$Build-9358</meta:generator>
    <dc:date>2009-01-25T20:24:26</dc:date>
    <dc:creator>Андрей Ерёменок</dc:creator>
    <meta:editing-duration>PT02H11M16S</meta:editing-duration>
    <meta:editing-cycles>18</meta:editing-cycles>
    <meta:document-statistic meta:table-count="0" meta:image-count="0" meta:object-count="0" meta:page-count="1" meta:paragraph-count="18" meta:word-count="171" meta:character-count="1368"/>
    <meta:user-defined meta:name="Поле 1"/>
    <meta:user-defined meta:name="Поле 2"/>
    <meta:user-defined meta:name="Поле 3"/>
    <meta:user-defined meta:name="Поле 4"/>
  </office:meta>
</office:document-meta>
</file>